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A SR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86835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07436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IAZ RAMOS, GILMAR GIL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3085819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1 074 36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USTINZA QUIROZ , ALBERT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963116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9868359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7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18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8/2021</text:p>
          </table:table-cell>
          <table:table-cell table:style-name="Tabla2.A3" office:value-type="string">
            <text:p text:style-name="P22">5501805</text:p>
          </table:table-cell>
          <table:table-cell table:style-name="Tabla2.D3" office:value-type="string">
            <text:p text:style-name="P23">18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03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